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830000054760AC118C783F009C.jpg" manifest:media-type="image/jpeg"/>
  <manifest:file-entry manifest:full-path="Pictures/10000000000003C000000300D20181A01123345B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影像2" text:anchor-type="char" svg:width="17cm" svg:height="25.546cm" draw:z-index="1"><draw:image xlink:href="Pictures/10000000000003830000054760AC118C783F009C.jpg" xlink:type="simple" xlink:show="embed" xlink:actuate="onLoad" draw:mime-type="image/jpeg"/></draw:frame></text:p>
      <text:p text:style-name="Standard"><draw:frame draw:style-name="fr1" draw:name="影像1" text:anchor-type="char" svg:width="17cm" svg:height="13.6cm" draw:z-index="0"><draw:image xlink:href="Pictures/10000000000003C000000300D20181A01123345B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新細明體" style:font-size-asian="10.5pt" style:language-asian="zh" style:country-asian="TW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9T01:09:55.079000000</meta:creation-date>
    <dc:date>2024-03-20T21:46:29.787000000</dc:date>
    <meta:editing-duration>PT4M1S</meta:editing-duration>
    <meta:editing-cycles>3</meta:editing-cycles>
    <meta:generator>LibreOffice/7.5.0.3$Windows_X86_64 LibreOffice_project/c21113d003cd3efa8c53188764377a8272d9d6de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